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3.4625in" style:rel-column-width="32767*"/>
    </style:style>
    <style:style style:name="Table2.B" style:family="table-column">
      <style:table-column-properties style:column-width="3.4625in" style:rel-column-width="32768*"/>
    </style:style>
    <style:style style:name="Table2.1" style:family="table-row">
      <style:table-row-properties style:min-row-height="2.434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1" style:family="table-row">
      <style:table-row-properties style:min-row-height="2.812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2" style:family="table-row">
      <style:table-row-properties style:min-row-height="2.9222in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3" style:family="table-row">
      <style:table-row-properties style:min-row-height="2.2535in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3.4625in" style:rel-column-width="32767*"/>
    </style:style>
    <style:style style:name="Table3.B" style:family="table-column">
      <style:table-column-properties style:column-width="3.4625in" style:rel-column-width="32768*"/>
    </style:style>
    <style:style style:name="Table3.1" style:family="table-row">
      <style:table-row-properties style:min-row-height="3.191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2" style:family="table-row">
      <style:table-row-properties style:min-row-height="0.8715in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3" style:family="table-row">
      <style:table-row-properties style:min-row-height="1.9979in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3.4625in" style:rel-column-width="32767*"/>
    </style:style>
    <style:style style:name="Table4.B" style:family="table-column">
      <style:table-column-properties style:column-width="3.4625in" style:rel-column-width="32768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3.4625in" style:rel-column-width="32767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B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1795ea" officeooo:paragraph-rsid="001c4617"/>
    </style:style>
    <style:style style:name="P2" style:family="paragraph" style:parent-style-name="Text_20_body">
      <style:text-properties officeooo:paragraph-rsid="001a4f5d"/>
    </style:style>
    <style:style style:name="P3" style:family="paragraph" style:parent-style-name="Text_20_body">
      <style:text-properties officeooo:rsid="00207fcf" officeooo:paragraph-rsid="00207fcf"/>
    </style:style>
    <style:style style:name="P4" style:family="paragraph" style:parent-style-name="Text_20_body">
      <style:text-properties officeooo:paragraph-rsid="00207fcf"/>
    </style:style>
    <style:style style:name="P5" style:family="paragraph" style:parent-style-name="Text_20_body">
      <style:text-properties officeooo:rsid="00237ad2" officeooo:paragraph-rsid="00237ad2"/>
    </style:style>
    <style:style style:name="P6" style:family="paragraph" style:parent-style-name="Table_20_Contents">
      <style:text-properties officeooo:rsid="001795ea" officeooo:paragraph-rsid="001a4f5d"/>
    </style:style>
    <style:style style:name="P7" style:family="paragraph" style:parent-style-name="Table_20_Contents">
      <style:text-properties officeooo:rsid="001795ea" officeooo:paragraph-rsid="001b9a34"/>
    </style:style>
    <style:style style:name="P8" style:family="paragraph" style:parent-style-name="Table_20_Contents">
      <style:text-properties officeooo:rsid="001795ea" officeooo:paragraph-rsid="001c4617"/>
    </style:style>
    <style:style style:name="P9" style:family="paragraph" style:parent-style-name="Table_20_Contents">
      <style:text-properties officeooo:rsid="001795ea" officeooo:paragraph-rsid="001eb314"/>
    </style:style>
    <style:style style:name="P10" style:family="paragraph" style:parent-style-name="Table_20_Contents">
      <style:text-properties fo:font-weight="bold" officeooo:rsid="001795ea" officeooo:paragraph-rsid="001a4f5d" style:font-weight-asian="bold" style:font-weight-complex="bold"/>
    </style:style>
    <style:style style:name="P11" style:family="paragraph" style:parent-style-name="Table_20_Contents">
      <style:text-properties fo:font-weight="bold" officeooo:rsid="001795ea" officeooo:paragraph-rsid="001c4617" style:font-weight-asian="bold" style:font-weight-complex="bold"/>
    </style:style>
    <style:style style:name="P12" style:family="paragraph" style:parent-style-name="Table_20_Contents">
      <style:text-properties fo:font-weight="bold" officeooo:rsid="001795ea" officeooo:paragraph-rsid="001eb314" style:font-weight-asian="bold" style:font-weight-complex="bold"/>
    </style:style>
    <style:style style:name="P13" style:family="paragraph" style:parent-style-name="Table_20_Contents">
      <style:text-properties fo:font-weight="bold" officeooo:rsid="00191f96" officeooo:paragraph-rsid="001c4617" style:font-weight-asian="bold" style:font-weight-complex="bold"/>
    </style:style>
    <style:style style:name="P14" style:family="paragraph" style:parent-style-name="Table_20_Contents">
      <style:text-properties fo:font-weight="bold" officeooo:rsid="00191f96" officeooo:paragraph-rsid="001eb314" style:font-weight-asian="bold" style:font-weight-complex="bold"/>
    </style:style>
    <style:style style:name="P15" style:family="paragraph" style:parent-style-name="Table_20_Contents">
      <style:text-properties fo:font-weight="bold" officeooo:rsid="00207fcf" officeooo:paragraph-rsid="00207fcf" style:font-weight-asian="bold" style:font-weight-complex="bold"/>
    </style:style>
    <style:style style:name="P16" style:family="paragraph" style:parent-style-name="Table_20_Contents">
      <style:text-properties fo:font-weight="normal" officeooo:rsid="00191f96" officeooo:paragraph-rsid="001eb314" style:font-weight-asian="normal" style:font-weight-complex="normal"/>
    </style:style>
    <style:style style:name="P17" style:family="paragraph" style:parent-style-name="Table_20_Contents">
      <style:text-properties fo:font-weight="normal" officeooo:rsid="001eb314" officeooo:paragraph-rsid="001eb314" style:font-weight-asian="normal" style:font-weight-complex="normal"/>
    </style:style>
    <style:style style:name="P18" style:family="paragraph" style:parent-style-name="Table_20_Contents">
      <style:text-properties fo:font-weight="normal" officeooo:rsid="001ec14e" officeooo:paragraph-rsid="001ec14e" style:font-weight-asian="normal" style:font-weight-complex="normal"/>
    </style:style>
    <style:style style:name="P19" style:family="paragraph" style:parent-style-name="Table_20_Contents">
      <style:text-properties fo:font-weight="normal" officeooo:rsid="001f1ee9" officeooo:paragraph-rsid="001f1ee9" style:font-weight-asian="normal" style:font-weight-complex="normal"/>
    </style:style>
    <style:style style:name="P20" style:family="paragraph" style:parent-style-name="Table_20_Contents">
      <style:text-properties officeooo:rsid="00207fcf" officeooo:paragraph-rsid="00207fcf"/>
    </style:style>
    <style:style style:name="P21" style:family="paragraph" style:parent-style-name="Table_20_Contents">
      <style:text-properties officeooo:rsid="00237ad2" officeooo:paragraph-rsid="00237ad2"/>
    </style:style>
    <style:style style:name="P22" style:family="paragraph" style:parent-style-name="Standard">
      <style:text-properties officeooo:rsid="0020d2e2" officeooo:paragraph-rsid="0020d2e2"/>
    </style:style>
    <style:style style:name="P23" style:family="paragraph" style:parent-style-name="Standard">
      <style:text-properties officeooo:rsid="00237ad2" officeooo:paragraph-rsid="00237ad2"/>
    </style:style>
    <style:style style:name="P24" style:family="paragraph" style:parent-style-name="Text_20_body">
      <style:text-properties officeooo:rsid="001795ea" officeooo:paragraph-rsid="001c4617"/>
    </style:style>
    <style:style style:name="P25" style:family="paragraph" style:parent-style-name="Text_20_body">
      <style:text-properties officeooo:rsid="001795ea" officeooo:paragraph-rsid="00265bcb"/>
    </style:style>
    <style:style style:name="P26" style:family="paragraph" style:parent-style-name="Text_20_body">
      <style:text-properties officeooo:rsid="001795ea" officeooo:paragraph-rsid="0026ce4c"/>
    </style:style>
    <style:style style:name="P27" style:family="paragraph" style:parent-style-name="Table_20_Contents" style:list-style-name="L1">
      <style:text-properties officeooo:rsid="001b9a34" officeooo:paragraph-rsid="001b9a34"/>
    </style:style>
    <style:style style:name="P28" style:family="paragraph" style:parent-style-name="Table_20_Contents" style:list-style-name="L2">
      <style:text-properties officeooo:rsid="001b9a34" officeooo:paragraph-rsid="00265bcb"/>
    </style:style>
    <style:style style:name="P29" style:family="paragraph" style:parent-style-name="Table_20_Contents">
      <style:text-properties officeooo:rsid="001b9a34" officeooo:paragraph-rsid="00265bcb"/>
    </style:style>
    <style:style style:name="P30" style:family="paragraph" style:parent-style-name="Table_20_Contents" style:list-style-name="L1">
      <style:text-properties fo:font-weight="bold" officeooo:rsid="001b9a34" officeooo:paragraph-rsid="001b9a34" style:font-weight-asian="bold" style:font-weight-complex="bold"/>
    </style:style>
    <style:style style:name="P31" style:family="paragraph" style:parent-style-name="Table_20_Contents" style:list-style-name="L4">
      <style:text-properties fo:font-weight="bold" officeooo:rsid="001c4617" officeooo:paragraph-rsid="001c4617" style:font-weight-asian="bold" style:font-weight-complex="bold"/>
    </style:style>
    <style:style style:name="P32" style:family="paragraph" style:parent-style-name="Table_20_Contents">
      <style:text-properties fo:font-weight="bold" officeooo:rsid="001c4617" officeooo:paragraph-rsid="001ca5a0" style:font-weight-asian="bold" style:font-weight-complex="bold"/>
    </style:style>
    <style:style style:name="P33" style:family="paragraph" style:parent-style-name="Table_20_Contents">
      <style:text-properties fo:font-weight="bold" officeooo:rsid="001795ea" officeooo:paragraph-rsid="00265bcb" style:font-weight-asian="bold" style:font-weight-complex="bold"/>
    </style:style>
    <style:style style:name="P34" style:family="paragraph" style:parent-style-name="Table_20_Contents">
      <style:text-properties fo:font-weight="bold" officeooo:rsid="001795ea" officeooo:paragraph-rsid="001eb314" style:font-weight-asian="bold" style:font-weight-complex="bold"/>
    </style:style>
    <style:style style:name="P35" style:family="paragraph" style:parent-style-name="Table_20_Contents">
      <style:text-properties fo:font-weight="bold" officeooo:rsid="001795ea" officeooo:paragraph-rsid="0028c05c" style:font-weight-asian="bold" style:font-weight-complex="bold"/>
    </style:style>
    <style:style style:name="P36" style:family="paragraph" style:parent-style-name="Table_20_Contents">
      <style:text-properties fo:font-weight="bold" officeooo:rsid="00191f96" officeooo:paragraph-rsid="00265bcb" style:font-weight-asian="bold" style:font-weight-complex="bold"/>
    </style:style>
    <style:style style:name="P37" style:family="paragraph" style:parent-style-name="Table_20_Contents">
      <style:text-properties fo:font-weight="bold" officeooo:rsid="001eb314" officeooo:paragraph-rsid="00265bcb" style:font-weight-asian="bold" style:font-weight-complex="bold"/>
    </style:style>
    <style:style style:name="P38" style:family="paragraph" style:parent-style-name="Table_20_Contents">
      <style:text-properties fo:font-weight="bold" officeooo:rsid="001eb314" officeooo:paragraph-rsid="0028c05c" style:font-weight-asian="bold" style:font-weight-complex="bold"/>
    </style:style>
    <style:style style:name="P39" style:family="paragraph" style:parent-style-name="Table_20_Contents">
      <style:text-properties fo:font-weight="bold" officeooo:rsid="001ec14e" officeooo:paragraph-rsid="00265bcb" style:font-weight-asian="bold" style:font-weight-complex="bold"/>
    </style:style>
    <style:style style:name="P40" style:family="paragraph" style:parent-style-name="Table_20_Contents">
      <style:text-properties fo:font-weight="bold" officeooo:rsid="001ec14e" officeooo:paragraph-rsid="0026ce4c" style:font-weight-asian="bold" style:font-weight-complex="bold"/>
    </style:style>
    <style:style style:name="P41" style:family="paragraph" style:parent-style-name="Table_20_Contents">
      <style:text-properties fo:font-weight="bold" officeooo:rsid="00207fcf" officeooo:paragraph-rsid="0026ce4c" style:font-weight-asian="bold" style:font-weight-complex="bold"/>
    </style:style>
    <style:style style:name="P42" style:family="paragraph" style:parent-style-name="Table_20_Contents">
      <style:text-properties fo:font-weight="bold" officeooo:rsid="0028c05c" officeooo:paragraph-rsid="0028c05c" style:font-weight-asian="bold" style:font-weight-complex="bold"/>
    </style:style>
    <style:style style:name="P43" style:family="paragraph" style:parent-style-name="Table_20_Contents" style:list-style-name="L3">
      <style:text-properties officeooo:rsid="001795ea" officeooo:paragraph-rsid="001eb314"/>
    </style:style>
    <style:style style:name="P44" style:family="paragraph" style:parent-style-name="Table_20_Contents">
      <style:text-properties officeooo:rsid="001795ea" officeooo:paragraph-rsid="001b9a34"/>
    </style:style>
    <style:style style:name="P45" style:family="paragraph" style:parent-style-name="Table_20_Contents">
      <style:text-properties officeooo:rsid="001795ea" officeooo:paragraph-rsid="00265bcb"/>
    </style:style>
    <style:style style:name="P46" style:family="paragraph" style:parent-style-name="Table_20_Contents">
      <style:text-properties officeooo:rsid="001795ea" officeooo:paragraph-rsid="001eb314"/>
    </style:style>
    <style:style style:name="P47" style:family="paragraph" style:parent-style-name="Table_20_Contents">
      <style:text-properties officeooo:rsid="001795ea" officeooo:paragraph-rsid="001c4617"/>
    </style:style>
    <style:style style:name="P48" style:family="paragraph" style:parent-style-name="Table_20_Contents" style:list-style-name="L3">
      <style:text-properties officeooo:rsid="00191f96" officeooo:paragraph-rsid="001eb314"/>
    </style:style>
    <style:style style:name="P49" style:family="paragraph" style:parent-style-name="Table_20_Contents">
      <style:text-properties officeooo:rsid="00191f96" officeooo:paragraph-rsid="00265bcb"/>
    </style:style>
    <style:style style:name="P50" style:family="paragraph" style:parent-style-name="Table_20_Contents" style:list-style-name="L4">
      <style:text-properties fo:font-weight="normal" officeooo:rsid="001c4617" officeooo:paragraph-rsid="001c4617" style:font-weight-asian="normal" style:font-weight-complex="normal"/>
    </style:style>
    <style:style style:name="P51" style:family="paragraph" style:parent-style-name="Table_20_Contents">
      <style:text-properties fo:font-weight="normal" officeooo:rsid="001c4617" officeooo:paragraph-rsid="00265bcb" style:font-weight-asian="normal" style:font-weight-complex="normal"/>
    </style:style>
    <style:style style:name="P52" style:family="paragraph" style:parent-style-name="Table_20_Contents">
      <style:text-properties fo:font-weight="normal" officeooo:rsid="001eb314" officeooo:paragraph-rsid="00265bcb" style:font-weight-asian="normal" style:font-weight-complex="normal"/>
    </style:style>
    <style:style style:name="P53" style:family="paragraph" style:parent-style-name="Table_20_Contents">
      <style:text-properties fo:font-weight="normal" officeooo:rsid="001eb314" officeooo:paragraph-rsid="001eb314" style:font-weight-asian="normal" style:font-weight-complex="normal"/>
    </style:style>
    <style:style style:name="P54" style:family="paragraph" style:parent-style-name="Table_20_Contents">
      <style:text-properties fo:font-weight="normal" officeooo:rsid="001b9a34" officeooo:paragraph-rsid="00265bcb" style:font-weight-asian="normal" style:font-weight-complex="normal"/>
    </style:style>
    <style:style style:name="P55" style:family="paragraph" style:parent-style-name="Table_20_Contents">
      <style:text-properties fo:font-weight="normal" officeooo:rsid="00191f96" officeooo:paragraph-rsid="00265bcb" style:font-weight-asian="normal" style:font-weight-complex="normal"/>
    </style:style>
    <style:style style:name="P56" style:family="paragraph" style:parent-style-name="Table_20_Contents">
      <style:text-properties fo:font-weight="normal" officeooo:rsid="00191f96" officeooo:paragraph-rsid="0026ce4c" style:font-weight-asian="normal" style:font-weight-complex="normal"/>
    </style:style>
    <style:style style:name="P57" style:family="paragraph" style:parent-style-name="Table_20_Contents">
      <style:text-properties fo:font-weight="normal" officeooo:rsid="001ec14e" officeooo:paragraph-rsid="001c4617" style:font-weight-asian="normal" style:font-weight-complex="normal"/>
    </style:style>
    <style:style style:name="P58" style:family="paragraph" style:parent-style-name="Table_20_Contents">
      <style:text-properties fo:font-weight="normal" officeooo:rsid="001ec14e" officeooo:paragraph-rsid="001ec14e" style:font-weight-asian="normal" style:font-weight-complex="normal"/>
    </style:style>
    <style:style style:name="P59" style:family="paragraph" style:parent-style-name="Table_20_Contents">
      <style:text-properties fo:font-weight="normal" officeooo:rsid="001ec14e" officeooo:paragraph-rsid="0026ce4c" style:font-weight-asian="normal" style:font-weight-complex="normal"/>
    </style:style>
    <style:style style:name="P60" style:family="paragraph" style:parent-style-name="Table_20_Contents">
      <style:text-properties fo:font-weight="normal" officeooo:rsid="002a20ab" officeooo:paragraph-rsid="002a20ab" style:font-weight-asian="normal" style:font-weight-complex="normal"/>
    </style:style>
    <style:style style:name="P61" style:family="paragraph" style:parent-style-name="Table_20_Contents">
      <style:text-properties fo:font-weight="normal" officeooo:rsid="002c7b1b" officeooo:paragraph-rsid="002c7b1b" style:font-weight-asian="normal" style:font-weight-complex="normal"/>
    </style:style>
    <style:style style:name="P62" style:family="paragraph" style:parent-style-name="Table_20_Contents" style:list-style-name="L5">
      <style:text-properties officeooo:rsid="001c4617" officeooo:paragraph-rsid="001c4617"/>
    </style:style>
    <style:style style:name="P63" style:family="paragraph" style:parent-style-name="Table_20_Contents">
      <style:text-properties officeooo:rsid="001c4617" officeooo:paragraph-rsid="001c4617"/>
    </style:style>
    <style:style style:name="P64" style:family="paragraph" style:parent-style-name="Table_20_Contents">
      <style:text-properties officeooo:rsid="001c4617" officeooo:paragraph-rsid="00265bcb"/>
    </style:style>
    <style:style style:name="P65" style:family="paragraph" style:parent-style-name="Table_20_Contents">
      <style:text-properties officeooo:paragraph-rsid="00265bcb"/>
    </style:style>
    <style:style style:name="P66" style:family="paragraph" style:parent-style-name="Table_20_Contents">
      <style:text-properties officeooo:rsid="001eb314" officeooo:paragraph-rsid="00265bcb"/>
    </style:style>
    <style:style style:name="P67" style:family="paragraph" style:parent-style-name="Table_20_Contents">
      <style:text-properties officeooo:rsid="0028c05c" officeooo:paragraph-rsid="0028c05c"/>
    </style:style>
    <style:style style:name="P68" style:family="paragraph" style:parent-style-name="Table_20_Contents" style:list-style-name="L6">
      <style:text-properties officeooo:rsid="0028c05c" officeooo:paragraph-rsid="0028c05c"/>
    </style:style>
    <style:style style:name="P69" style:family="paragraph" style:parent-style-name="Table_20_Contents" style:list-style-name="L2">
      <style:paragraph-properties fo:margin-left="0in" fo:margin-right="0in" fo:text-indent="-0.25in" style:auto-text-indent="false"/>
      <style:text-properties fo:font-weight="bold" officeooo:rsid="001795ea" officeooo:paragraph-rsid="00265bcb" style:font-weight-asian="bold" style:font-weight-complex="bold"/>
    </style:style>
    <style:style style:name="P70" style:family="paragraph" style:parent-style-name="Table_20_Contents" style:list-style-name="L5">
      <style:paragraph-properties fo:margin-left="0in" fo:margin-right="0in" fo:text-indent="-0.25in" style:auto-text-indent="false"/>
      <style:text-properties fo:font-weight="bold" officeooo:rsid="001795ea" officeooo:paragraph-rsid="001c4617" style:font-weight-asian="bold" style:font-weight-complex="bold"/>
    </style:style>
    <style:style style:name="P71" style:family="paragraph" style:parent-style-name="Table_20_Contents" style:list-style-name="L2">
      <style:paragraph-properties fo:margin-left="0in" fo:margin-right="0in" fo:text-indent="-0.25in" style:auto-text-indent="false"/>
      <style:text-properties fo:font-weight="bold" officeooo:rsid="00191f96" officeooo:paragraph-rsid="00265bcb" style:font-weight-asian="bold" style:font-weight-complex="bold"/>
    </style:style>
    <style:style style:name="P72" style:family="paragraph" style:parent-style-name="Table_20_Contents" style:list-style-name="L2">
      <style:paragraph-properties fo:margin-left="0in" fo:margin-right="0in" fo:text-indent="-0.25in" style:auto-text-indent="false"/>
      <style:text-properties fo:font-weight="bold" officeooo:rsid="00191f96" officeooo:paragraph-rsid="0028c05c" style:font-weight-asian="bold" style:font-weight-complex="bold"/>
    </style:style>
    <style:style style:name="P73" style:family="paragraph" style:parent-style-name="Table_20_Contents" style:list-style-name="L5">
      <style:paragraph-properties fo:margin-left="0in" fo:margin-right="0in" fo:text-indent="-0.25in" style:auto-text-indent="false"/>
      <style:text-properties fo:font-weight="bold" officeooo:rsid="00191f96" officeooo:paragraph-rsid="0026ce4c" style:font-weight-asian="bold" style:font-weight-complex="bold"/>
    </style:style>
    <style:style style:name="P74" style:family="paragraph" style:parent-style-name="Table_20_Contents" style:list-style-name="L2">
      <style:paragraph-properties fo:margin-left="0in" fo:margin-right="0in" fo:text-indent="-0.25in" style:auto-text-indent="false"/>
      <style:text-properties fo:font-weight="normal" officeooo:rsid="002a20ab" officeooo:paragraph-rsid="002a20ab" style:font-weight-asian="normal" style:font-weight-complex="normal"/>
    </style:style>
    <style:style style:name="P75" style:family="paragraph" style:parent-style-name="Table_20_Contents">
      <style:paragraph-properties fo:margin-left="0in" fo:margin-right="0in" fo:text-indent="-0.25in" style:auto-text-indent="false"/>
      <style:text-properties fo:font-weight="normal" officeooo:rsid="00191f96" officeooo:paragraph-rsid="0028c05c" style:font-weight-asian="normal" style:font-weight-complex="normal"/>
    </style:style>
    <style:style style:name="P76" style:family="paragraph" style:parent-style-name="Table_20_Contents" style:list-style-name="L6">
      <style:paragraph-properties fo:margin-left="0in" fo:margin-right="0in" fo:text-indent="-0.25in" style:auto-text-indent="false"/>
      <style:text-properties officeooo:rsid="0028c05c" officeooo:paragraph-rsid="0028c05c"/>
    </style:style>
    <style:style style:name="P77" style:family="paragraph" style:parent-style-name="Table_20_Contents">
      <style:paragraph-properties fo:margin-left="0in" fo:margin-right="0in" fo:text-indent="0in" style:auto-text-indent="false"/>
      <style:text-properties officeooo:rsid="0028c05c" officeooo:paragraph-rsid="0028c05c"/>
    </style:style>
    <style:style style:name="P78" style:family="paragraph" style:parent-style-name="Table_20_Contents" style:list-style-name="L6">
      <style:paragraph-properties fo:margin-left="-1.4772in" fo:margin-right="0in" fo:text-indent="-0.25in" style:auto-text-indent="false"/>
      <style:text-properties officeooo:rsid="0028c05c" officeooo:paragraph-rsid="0028c05c"/>
    </style:style>
    <style:style style:name="P79" style:family="paragraph" style:parent-style-name="Heading_20_2">
      <style:text-properties officeooo:rsid="00207fcf" officeooo:paragraph-rsid="00207fc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91f96" style:font-weight-asian="bold" style:font-weight-complex="bold"/>
    </style:style>
    <style:style style:name="T3" style:family="text">
      <style:text-properties fo:font-weight="bold" officeooo:rsid="001b9a34" style:font-weight-asian="bold" style:font-weight-complex="bold"/>
    </style:style>
    <style:style style:name="T4" style:family="text">
      <style:text-properties fo:font-weight="bold" officeooo:rsid="001c4617" style:font-weight-asian="bold" style:font-weight-complex="bold"/>
    </style:style>
    <style:style style:name="T5" style:family="text">
      <style:text-properties fo:font-weight="bold" officeooo:rsid="001eb314" style:font-weight-asian="bold" style:font-weight-complex="bold"/>
    </style:style>
    <style:style style:name="T6" style:family="text">
      <style:text-properties fo:font-weight="bold" officeooo:rsid="001795ea" style:font-weight-asian="bold" style:font-weight-complex="bold"/>
    </style:style>
    <style:style style:name="T7" style:family="text">
      <style:text-properties fo:font-weight="bold" officeooo:rsid="001ec14e" style:font-weight-asian="bold" style:font-weight-complex="bold"/>
    </style:style>
    <style:style style:name="T8" style:family="text">
      <style:text-properties fo:font-weight="bold" officeooo:rsid="00265bcb" style:font-weight-asian="bold" style:font-weight-complex="bold"/>
    </style:style>
    <style:style style:name="T9" style:family="text">
      <style:text-properties officeooo:rsid="00191f96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1b9a34" style:font-weight-asian="normal" style:font-weight-complex="normal"/>
    </style:style>
    <style:style style:name="T12" style:family="text">
      <style:text-properties fo:font-weight="normal" officeooo:rsid="001c4617" style:font-weight-asian="normal" style:font-weight-complex="normal"/>
    </style:style>
    <style:style style:name="T13" style:family="text">
      <style:text-properties fo:font-weight="normal" officeooo:rsid="001eb314" style:font-weight-asian="normal" style:font-weight-complex="normal"/>
    </style:style>
    <style:style style:name="T14" style:family="text">
      <style:text-properties fo:font-weight="normal" officeooo:rsid="001f1ee9" style:font-weight-asian="normal" style:font-weight-complex="normal"/>
    </style:style>
    <style:style style:name="T15" style:family="text">
      <style:text-properties officeooo:rsid="001b9a34"/>
    </style:style>
    <style:style style:name="T16" style:family="text">
      <style:text-properties officeooo:rsid="001b9c03"/>
    </style:style>
    <style:style style:name="T17" style:family="text">
      <style:text-properties officeooo:rsid="001ba7f7"/>
    </style:style>
    <style:style style:name="T18" style:family="text">
      <style:text-properties fo:color="#ff0000"/>
    </style:style>
    <style:style style:name="T19" style:family="text">
      <style:text-properties fo:color="#ff0000" officeooo:rsid="001b9a34" fo:background-color="transparent" loext:char-shading-value="0"/>
    </style:style>
    <style:style style:name="T20" style:family="text">
      <style:text-properties fo:color="#ff0000" officeooo:rsid="001c4617" fo:background-color="transparent" loext:char-shading-value="0"/>
    </style:style>
    <style:style style:name="T21" style:family="text">
      <style:text-properties officeooo:rsid="001c4617"/>
    </style:style>
    <style:style style:name="T22" style:family="text">
      <style:text-properties officeooo:rsid="001ca5a0"/>
    </style:style>
    <style:style style:name="T23" style:family="text">
      <style:text-properties officeooo:rsid="001eb314"/>
    </style:style>
    <style:style style:name="T24" style:family="text">
      <style:text-properties officeooo:rsid="001ec14e"/>
    </style:style>
    <style:style style:name="T25" style:family="text">
      <style:text-properties officeooo:rsid="001795ea"/>
    </style:style>
    <style:style style:name="T26" style:family="text">
      <style:text-properties officeooo:rsid="00207fcf"/>
    </style:style>
    <style:style style:name="T27" style:family="text">
      <style:text-properties officeooo:rsid="0020d2e2"/>
    </style:style>
    <style:style style:name="T28" style:family="text">
      <style:text-properties officeooo:rsid="00237ad2"/>
    </style:style>
    <style:style style:name="T29" style:family="text">
      <style:text-properties officeooo:rsid="0024e10e"/>
    </style:style>
    <style:style style:name="T30" style:family="text">
      <style:text-properties officeooo:rsid="00265bcb"/>
    </style:style>
    <style:style style:name="T31" style:family="text">
      <style:text-properties officeooo:rsid="0026ce4c"/>
    </style:style>
    <style:style style:name="T32" style:family="text">
      <style:text-properties officeooo:rsid="002a57b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25">Name of Person : </text:span><text:span text:style-name="T3"><text:s/>Mr.Vishwanath</text:span><text:span text:style-name="T8">(VP of Moschip) </text:span><text:span text:style-name="T6"><text:s/></text:span><text:span text:style-name="T8">Mr. Ashok (President of e-con systems)</text:span><text:span text:style-name="T6"> <text:s text:c="29"/>Behavior Style : High </text:span><text:span text:style-name="T3">Dominance </text:span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0">Profile:</text:p>
            <text:list xml:id="list2319805344610150927" text:style-name="L1">
              <text:list-item>
                <text:p text:style-name="P27">Places great emphasis on <text:span text:style-name="T1">action and results</text:span> </text:p>
              </text:list-item>
              <text:list-item>
                <text:p text:style-name="P27"><text:span text:style-name="T1">Decisive, direct, and pragmatic</text:span> </text:p>
              </text:list-item>
              <text:list-item>
                <text:p text:style-name="P27">Likes to <text:span text:style-name="T1">get things done quickly and hates taking time over things </text:span></text:p>
              </text:list-item>
              <text:list-item>
                <text:p text:style-name="P27">Translates ideas into action</text:p>
              </text:list-item>
              <text:list-item>
                <text:p text:style-name="P27">May be <text:span text:style-name="T1">accused of looking only at the short term and neglecting long-range </text:span></text:p>
                <text:p text:style-name="P30">implications</text:p>
              </text:list-item>
            </text:list>
            <text:p text:style-name="P6"/>
            <text:p text:style-name="P7"><text:span text:style-name="T1">Basic fear:</text:span> <text:span text:style-name="T19">Failure</text:span></text:p>
          </table:table-cell>
          <table:table-cell table:style-name="Table2.B1" office:value-type="string">
            <text:p text:style-name="P67"><text:span text:style-name="T1">Management style:</text:span> Directing</text:p>
            <text:p text:style-name="P7"/>
            <text:p text:style-name="P7"><text:span text:style-name="T1">Handling conflict: </text:span><text:span text:style-name="T11">Will not avoid conflict, may even welcome it</text:span></text:p>
            <text:p text:style-name="P6"/>
            <text:p text:style-name="P7"><text:span text:style-name="T1">Communication style: </text:span><text:span text:style-name="T11">Telling</text:span></text:p>
            <text:p text:style-name="P6"/>
            <text:p text:style-name="P7"><text:span text:style-name="T1">Wants to know: </text:span><text:span text:style-name="T3">'</text:span><text:span text:style-name="T11">What are we going to do?' and 'How soon can we do it?' </text:span><text:span text:style-name="T12">'What is the action item'</text:span></text:p>
            <text:p text:style-name="P6"/>
            <text:p text:style-name="P33"/>
            <text:p text:style-name="P45"><text:span text:style-name="T1">Motivator/Motivation: </text:span><text:span text:style-name="T15">Power and authority</text:span></text:p>
            <text:p text:style-name="P29"/>
            <text:p text:style-name="P45"><text:span text:style-name="T1">Value to the organization: </text:span><text:span text:style-name="T11">Driving for results</text:span></text:p>
          </table:table-cell>
        </table:table-row>
        <table:table-row table:style-name="Table2.1">
          <table:table-cell table:style-name="Table2.A2" office:value-type="string">
            <text:list xml:id="list7925569258522302576" text:style-name="L2">
              <text:list-header>
                <text:p text:style-name="P69">In general, they may </text:p>
              </text:list-header>
              <text:list-item>
                <text:p text:style-name="P28">be direct by nature </text:p>
              </text:list-item>
              <text:list-item>
                <text:p text:style-name="P28">appear to be forceful </text:p>
              </text:list-item>
              <text:list-item>
                <text:p text:style-name="P28">may not give a lot of time </text:p>
              </text:list-item>
              <text:list-item>
                <text:p text:style-name="P28">be running late </text:p>
              </text:list-item>
              <text:list-item>
                <text:p text:style-name="P28">be, or appear to be, rude or blunt </text:p>
              </text:list-item>
              <text:list-item>
                <text:p text:style-name="P28">interrupt, may even take phone calls - appear non-attentive </text:p>
              </text:list-item>
              <text:list-item>
                <text:p text:style-name="P28">override people </text:p>
              </text:list-item>
              <text:list-item>
                <text:p text:style-name="P28">emphasize points through challenging statements </text:p>
              </text:list-item>
              <text:list-item>
                <text:p text:style-name="P28">be critical and fault finding </text:p>
              </text:list-item>
              <text:list-item>
                <text:p text:style-name="P28">appear aggressive and try to dominate</text:p>
              </text:list-item>
            </text:list>
            <text:p text:style-name="P45"/>
            <text:p text:style-name="P33"><text:span text:style-name="T21">Decisive</text:span>,<text:span text:style-name="T15">independent,practical,determined,efficient,assertive,a risk taker,direct,solves problems</text:span></text:p>
          </table:table-cell>
          <table:table-cell table:style-name="Table2.B2" office:value-type="string">
            <text:p text:style-name="P33">Do Not like:</text:p>
            <text:p text:style-name="P36">1<text:span text:style-name="T10">. </text:span><text:span text:style-name="T11">Not using the time efficiently</text:span></text:p>
            <text:p text:style-name="P55">2. <text:span text:style-name="T15">If you are not get down to business</text:span></text:p>
            <text:p text:style-name="P55">3. If any<text:span text:style-name="T15">one do not come </text:span>straight to the point</text:p>
            <text:p text:style-name="P54">4. if you are disorganized, not skilled</text:p>
            <text:p text:style-name="P54">5. if not providing the alternate possible solutions</text:p>
            <text:p text:style-name="P54">6. try to control them</text:p>
            <text:p text:style-name="P54">7. too much personal</text:p>
            <text:p text:style-name="P54">8. stay away from the purpose</text:p>
          </table:table-cell>
        </table:table-row>
        <table:table-row table:style-name="Table2.1">
          <table:table-cell table:style-name="Table2.A2" office:value-type="string">
            <text:list xml:id="list85649676376823" text:continue-numbering="true" text:style-name="L2">
              <text:list-header>
                <text:p text:style-name="P71">Stress-Response: [work under pressure]</text:p>
              </text:list-header>
            </text:list>
            <text:p text:style-name="P55">1. <text:span text:style-name="T15">Impatient, Rude, Direct, Blunt</text:span></text:p>
            <text:p text:style-name="P55">2. <text:span text:style-name="T15">Active</text:span> – fight – <text:span text:style-name="T15">arguments – forceful </text:span></text:p>
            <text:p text:style-name="P55">3. <text:span text:style-name="T21">N</text:span>ot bother <text:span text:style-name="T21">about</text:span> feelings,emotions <text:span text:style-name="T30">of others</text:span></text:p>
            <text:p text:style-name="P54">4. <text:span text:style-name="T21">Follow: </text:span>win-lose game , <text:span text:style-name="T16">fault </text:span>find<text:span text:style-name="T16">ing</text:span> ,<text:span text:style-name="T21">criticize, P</text:span>ut blame on others</text:p>
            <text:p text:style-name="P52">5. Solve the problem with more regard for closure than feelings</text:p>
          </table:table-cell>
          <table:table-cell table:style-name="Table2.B2" office:value-type="string">
            <text:p text:style-name="P37"><text:span text:style-name="T24">Handle These People</text:span>:</text:p>
            <text:p text:style-name="P52">1. Avoid arguments</text:p>
            <text:p text:style-name="P52">2. Listen to their complaints and ideas for resolution</text:p>
            <text:p text:style-name="P52">3. Ask for the best ways to solve the conflicts</text:p>
            <text:p text:style-name="P52">4. Own up quickly to any mistakes made</text:p>
            <text:p text:style-name="P52">5. Be ready to put the situation behind you and move forward</text:p>
          </table:table-cell>
        </table:table-row>
      </table:table>
      <text:p text:style-name="P1"><text:soft-page-break/></text:p>
      <text:p text:style-name="P25">Name of Person : <text:span text:style-name="T2">Mr. </text:span><text:span text:style-name="T1"><text:s/></text:span><text:span text:style-name="T8">Hanumath, Mr. Nagi Reddy</text:span><text:span text:style-name="T1"> <text:s text:c="5"/>Behavior Style : High </text:span><text:span text:style-name="T8">Influence</text:span></text:p>
      <table:table table:name="Table5" table:style-name="Table5">
        <table:table-column table:style-name="Table5.A" table:number-columns-repeated="2"/>
        <table:table-row>
          <table:table-cell table:style-name="Table5.A1" office:value-type="string">
            <text:p text:style-name="P42">Profile:</text:p>
            <text:p text:style-name="P77">1. Interested in taking people with them, enthusing them with optimism and energy</text:p>
            <text:p text:style-name="P77">2. Open with people</text:p>
            <text:p text:style-name="P77">3. Willing to make personal investment and so they are generally very good with people.</text:p>
            <text:p text:style-name="P77">4. Can frighten people by being over-enthusiastic and dominant</text:p>
            <text:p text:style-name="P77">5.Can feel personally let down by people and left out</text:p>
            <text:p text:style-name="P77"/>
            <text:p text:style-name="P77">May be <text:span text:style-name="T1">viewed as superficial and irresponsible as they can be poor with detail and their hunches can go wrong</text:span></text:p>
            <text:p text:style-name="P77"/>
            <text:p text:style-name="P77"><text:span text:style-name="T1">Basic fear:</text:span> <text:span text:style-name="T18">Rejection</text:span></text:p>
          </table:table-cell>
          <table:table-cell table:style-name="Table5.B1" office:value-type="string">
            <text:p text:style-name="P77"><text:span text:style-name="T1">Management style:</text:span> Motivating</text:p>
            <text:p text:style-name="P77"/>
            <text:p text:style-name="P77"><text:span text:style-name="T1">Handling conflict</text:span>: Prefers to persuade rather than confront aggressively or demand</text:p>
            <text:p text:style-name="P77"/>
            <text:p text:style-name="P77"><text:span text:style-name="T1">Communication style:</text:span> Talkative</text:p>
            <text:p text:style-name="P77"/>
            <text:p text:style-name="P77"><text:span text:style-name="T1">Wants to know: </text:span>'What is new, exciting, and innovative?’</text:p>
            <text:p text:style-name="P77"/>
            <text:p text:style-name="P77"/>
            <text:p text:style-name="P77"><text:span text:style-name="T1">Motivator/</text:span><text:span text:style-name="T6">Motivation</text:span><text:span text:style-name="T1">:</text:span> Public praise and recognition</text:p>
            <text:p text:style-name="P77"/>
            <text:p text:style-name="P77"><text:span text:style-name="T1">Value to the organization:</text:span> Working with and through people</text:p>
          </table:table-cell>
        </table:table-row>
        <table:table-row>
          <table:table-cell table:style-name="Table5.A2" office:value-type="string">
            <text:p text:style-name="P42">In general, they may</text:p>
            <text:list xml:id="list3113422561875658705" text:style-name="L6">
              <text:list-item>
                <text:p text:style-name="P68">be positive and verbal</text:p>
              </text:list-item>
              <text:list-item>
                <text:p text:style-name="P68">be willing to be friendly and very sociable</text:p>
              </text:list-item>
              <text:list-item>
                <text:p text:style-name="P68">be very communicative</text:p>
              </text:list-item>
              <text:list-item>
                <text:p text:style-name="P68">tell stories and anecdotes</text:p>
              </text:list-item>
              <text:list-item>
                <text:p text:style-name="P68">share personal feelings</text:p>
              </text:list-item>
              <text:list-item>
                <text:p text:style-name="P68">be over-enthusiastic, agreeing to every suggestion</text:p>
              </text:list-item>
              <text:list-item>
                <text:p text:style-name="P68">seem to be very interested and yet may delay on a decision</text:p>
              </text:list-item>
              <text:list-item>
                <text:p text:style-name="P68">act impulsively</text:p>
              </text:list-item>
              <text:list-item>
                <text:p text:style-name="P68">be inattentive to detail</text:p>
              </text:list-item>
              <text:list-item>
                <text:p text:style-name="P68">appear to be superficial</text:p>
                <text:p text:style-name="P76">verbal,inspiring,ambitious, enthusiastic, energetic,</text:p>
              </text:list-item>
              <text:list-item>
                <text:p text:style-name="P78">confident,friendly,influential,decisive</text:p>
              </text:list-item>
            </text:list>
          </table:table-cell>
          <table:table-cell table:style-name="Table5.B2" office:value-type="string">
            <text:p text:style-name="P35">Do Not like:</text:p>
            <text:p text:style-name="P60">1. Control the call/Situation and keep strictly to a structure</text:p>
            <text:p text:style-name="P60">2. Are impatient or controlled</text:p>
            <text:p text:style-name="P60">3. Giving/Asking too much details</text:p>
            <text:p text:style-name="P60">4. Take away their freedom to choose then close</text:p>
            <text:p text:style-name="P60">5. Socialize too much</text:p>
            <text:p text:style-name="P60">6. Patronize or remain determined that your way is the only way</text:p>
          </table:table-cell>
        </table:table-row>
        <table:table-row>
          <table:table-cell table:style-name="Table5.A2" office:value-type="string">
            <text:list xml:id="list85650626621225" text:continue-list="list85649676376823" text:style-name="L2">
              <text:list-header>
                <text:p text:style-name="P72">Stress-Response: [work under pressure]</text:p>
                <text:p text:style-name="P74">1. Attack</text:p>
                <text:p text:style-name="P74">2. verbal confrontational</text:p>
                <text:p text:style-name="P74">3. Avoid the scene when they sense negativity</text:p>
                <text:p text:style-name="P74">4. Try to dismiss or smooth over the situations</text:p>
                <text:p text:style-name="P74">5. Become emotional and offensive – take criticism or conflicts personally.</text:p>
                <text:p text:style-name="P74">6. Seek control or revenge by persuading others to side with them</text:p>
                <text:p text:style-name="P74">7. Openly joke about or trivialize the conflict</text:p>
                <text:p text:style-name="P74">8. Overwhelm their opponent with a mo<text:span text:style-name="T32">n</text:span>ologue</text:p>
              </text:list-header>
            </text:list>
            <text:p text:style-name="P75"/>
          </table:table-cell>
          <table:table-cell table:style-name="Table5.B2" office:value-type="string">
            <text:p text:style-name="P38"><text:span text:style-name="T24">Handle These People</text:span>:</text:p>
            <text:p text:style-name="P61">1. Approach them in a friendly and positive fashion</text:p>
            <text:p text:style-name="P61">2. Use self-deprecating humor to ease tension</text:p>
            <text:p text:style-name="P61">3. Look at a collaborative approach to the conflict instead of taking sides.</text:p>
            <text:p text:style-name="P61">4. Ask for their thoughts and ideas for resolution and listen without interruption.</text:p>
            <text:p text:style-name="P61"/>
            <text:p text:style-name="P61"/>
          </table:table-cell>
        </table:table-row>
      </table:table>
      <text:p text:style-name="P26"><text:soft-page-break/>Name of Person : <text:span text:style-name="T2">Mr. </text:span><text:span text:style-name="T1">Amarnath </text:span><text:span text:style-name="T8">(Lead)</text:span><text:span text:style-name="T1"> , </text:span><text:span text:style-name="T5">Mr.Subbarao</text:span><text:span text:style-name="T1"> </text:span><text:span text:style-name="T8">(Lead)</text:span><text:span text:style-name="T1"> , <text:s/>Behavior Style : High Steadiness</text:span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2">Profile:</text:p>
            <text:p text:style-name="P9">1. Interested in, and <text:span text:style-name="T1">places high value on personal relationships, feelings, human interactions, and affiliation with others </text:span></text:p>
            <text:p text:style-name="P9"/>
            <text:p text:style-name="P9">2. <text:span text:style-name="T1">Warm and sensitive to the feelings of others</text:span> </text:p>
            <text:p text:style-name="P9"/>
            <text:p text:style-name="P9">3. <text:span text:style-name="T1">Perceptive, able to assess a situation in terms of the human emotions involved</text:span></text:p>
            <text:p text:style-name="P9"/>
            <text:p text:style-name="P9">4. May be <text:span text:style-name="T1">viewed as emotional, sentimental, and too easily persuaded by others</text:span>.</text:p>
            <text:p text:style-name="P9"/>
            <text:p text:style-name="P9"><text:span text:style-name="T1">Basic fear:</text:span> <text:span text:style-name="T18">Insecurity</text:span> </text:p>
          </table:table-cell>
          <table:table-cell table:style-name="Table1.B1" office:value-type="string">
            <text:p text:style-name="P67"><text:span text:style-name="T1">Management style:</text:span> Organizing</text:p>
            <text:p text:style-name="P9"/>
            <text:p text:style-name="P9"><text:span text:style-name="T1">Handling conflict: </text:span>Prefers to smooth over the situation, rather than rush in with an aggressive decision</text:p>
            <text:p text:style-name="P9"><text:span text:style-name="T1">Communication style: </text:span>Listening</text:p>
            <text:p text:style-name="P9"><text:span text:style-name="T1">Wants to know: </text:span>How others may feel about the matter, who else will be involved in it, past experiences in similar situations, etc</text:p>
            <text:p text:style-name="P9"/>
            <text:p text:style-name="P45"><text:span text:style-name="T1">Motivator/Motivation: </text:span>Security</text:p>
            <text:p text:style-name="P45"/>
            <text:p text:style-name="P45"><text:span text:style-name="T1">Value to the organization: </text:span>Service and support. A specialist.</text:p>
          </table:table-cell>
        </table:table-row>
        <table:table-row table:style-name="Table1.2">
          <table:table-cell table:style-name="Table1.A2" office:value-type="string">
            <text:p text:style-name="P12">In general, they may </text:p>
            <text:list xml:id="list5112686423537052788" text:style-name="L3">
              <text:list-item>
                <text:p text:style-name="P43">listen and may not talk a lot </text:p>
              </text:list-item>
              <text:list-item>
                <text:p text:style-name="P43">be content with things as they are </text:p>
              </text:list-item>
              <text:list-item>
                <text:p text:style-name="P43">question in order to clarify </text:p>
              </text:list-item>
              <text:list-item>
                <text:p text:style-name="P43">strive to maintain status quo </text:p>
              </text:list-item>
              <text:list-item>
                <text:p text:style-name="P43">talk in a slow but firm voice </text:p>
              </text:list-item>
              <text:list-item>
                <text:p text:style-name="P43">not change pace easily or rapidly </text:p>
              </text:list-item>
              <text:list-item>
                <text:p text:style-name="P43">make tentative statements </text:p>
              </text:list-item>
              <text:list-item>
                <text:p text:style-name="P43">be thorough in finishing tasks </text:p>
              </text:list-item>
              <text:list-item>
                <text:p text:style-name="P43">be very security conscious </text:p>
              </text:list-item>
              <text:list-item>
                <text:p text:style-name="P43">seem lacking in imagination </text:p>
              </text:list-item>
              <text:list-item>
                <text:p text:style-name="P43">appear convinced (but don’t assume they are!)</text:p>
              </text:list-item>
              <text:list-item>
                <text:p text:style-name="P48">Allow others to lead</text:p>
              </text:list-item>
              <text:list-item>
                <text:p text:style-name="P48">Act supportively</text:p>
              </text:list-item>
              <text:list-item>
                <text:p text:style-name="P48">Build relationships quickly</text:p>
              </text:list-item>
            </text:list>
            <text:p text:style-name="P9"/>
            <text:p text:style-name="P12"><text:span text:style-name="T21">P</text:span>atient,respectful,willing,empathetic,agreeable</text:p>
            <text:p text:style-name="P12">dependable, concerned,relaxed</text:p>
          </table:table-cell>
          <table:table-cell table:style-name="Table1.B2" office:value-type="string">
            <text:p text:style-name="P12">Do Not like:</text:p>
            <text:p text:style-name="P14">1<text:span text:style-name="T10">. Difficulty identifying priorities</text:span></text:p>
            <text:p text:style-name="P16">2. Difficulty with deadlines</text:p>
            <text:p text:style-name="P16">3. If any<text:span text:style-name="T17">one</text:span> come to straight to the point</text:p>
            <text:p text:style-name="P16">4. Cause them to respond quickly, clearly,<text:span text:style-name="T17">accurately</text:span></text:p>
            <text:p text:style-name="P16">5. Dominate or control the situation / discussion</text:p>
            <text:p text:style-name="P16">6. make wild claims</text:p>
            <text:p text:style-name="P16">7. if you are extremely factual</text:p>
            <text:p text:style-name="P16">8. Keep offering solutions</text:p>
            <text:p text:style-name="P14"/>
            <text:p text:style-name="P14"/>
            <text:p text:style-name="P17"/>
            <text:p text:style-name="P17"/>
            <text:p text:style-name="P17"/>
            <text:p text:style-name="P17"><text:s/></text:p>
            <text:p text:style-name="P17"/>
          </table:table-cell>
        </table:table-row>
        <table:table-row table:style-name="Table1.3">
          <table:table-cell table:style-name="Table1.A2" office:value-type="string">
            <text:p text:style-name="P36">Stress-Response: [work under pressure]</text:p>
            <text:p text:style-name="P55">1. Appear to Give in</text:p>
            <text:p text:style-name="P55">2. Passive – flight</text:p>
            <text:p text:style-name="P65"><text:span text:style-name="T2">3. </text:span>accept something reluctantly but without protest----<text:span text:style-name="T9">acquiesce</text:span><text:span text:style-name="T2"> <text:s/></text:span></text:p>
            <text:p text:style-name="P49"><text:span text:style-name="T1">4</text:span><text:span text:style-name="T10">. <text:s/>Become <text:s/></text:span><text:span text:style-name="T13">quiet</text:span><text:span text:style-name="T10">– emotional,</text:span><text:span text:style-name="T12">sensitive</text:span></text:p>
            <text:p text:style-name="P66"><text:span text:style-name="T12">5. </text:span><text:span text:style-name="T10">Freeze up and may flush with frustration.</text:span></text:p>
            <text:p text:style-name="P55"><text:span text:style-name="T23">6</text:span>. Express frustration on others rather than offending party</text:p>
            <text:p text:style-name="P52">7. Give in or fake agreement to avoid losing approval</text:p>
          </table:table-cell>
          <table:table-cell table:style-name="Table1.B2" office:value-type="string">
            <text:p text:style-name="P39">Handle <text:span text:style-name="T30">T</text:span>hese People:</text:p>
            <text:p text:style-name="P52">1. En-quire about their thoughts and feelings regarding the situations</text:p>
            <text:p text:style-name="P52">2. Demonstrate concern and respect with good listening skills</text:p>
            <text:p text:style-name="P52">3. Outline the necessary steps in resolving the c<text:span text:style-name="T24">o</text:span>nflict.</text:p>
          </table:table-cell>
        </table:table-row>
      </table:table>
      <text:p text:style-name="P1"/>
      <text:p text:style-name="P1"><text:soft-page-break/>Name of Person : <text:span text:style-name="T3"><text:s/>Mr. </text:span><text:span text:style-name="T4">Alex <text:s text:c="3"/></text:span><text:span text:style-name="T7">Mr. Srinivas</text:span><text:span text:style-name="T4"> <text:s text:c="15"/></text:span><text:span text:style-name="T1">Behavior Style : High </text:span><text:span text:style-name="T5">Compliance</text:span>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1">Profile:</text:p>
            <text:list xml:id="list1862112785753713544" text:style-name="L4">
              <text:list-item>
                <text:p text:style-name="P50">interested in, and places a high value, on <text:span text:style-name="T1">facts, figures, data, and reason</text:span> </text:p>
              </text:list-item>
              <text:list-item>
                <text:p text:style-name="P31">analytical, systematic, and methodical </text:p>
              </text:list-item>
              <text:list-item>
                <text:p text:style-name="P50">follows <text:span text:style-name="T1">an orderly approach in tackling tasks </text:span></text:p>
              </text:list-item>
              <text:list-item>
                <text:p text:style-name="P31">well organized and thorough</text:p>
              </text:list-item>
              <text:list-item>
                <text:p text:style-name="P50"><text:s/>May be viewed <text:span text:style-name="T1">too cautious, overly structured; someone who does things too much according to the rules</text:span></text:p>
              </text:list-item>
            </text:list>
            <text:p text:style-name="P8"/>
            <text:p text:style-name="P8"><text:span text:style-name="T1">Basic fear:</text:span> <text:span text:style-name="T20">conflict</text:span></text:p>
          </table:table-cell>
          <table:table-cell table:style-name="Table3.B1" office:value-type="string">
            <text:p text:style-name="P67"><text:span text:style-name="T1">Management style</text:span>: Rule enforcement</text:p>
            <text:p text:style-name="P8"/>
            <text:p text:style-name="P8"><text:span text:style-name="T1">Handling conflict: </text:span><text:span text:style-name="T12">Prefers to avoid con</text:span><text:span text:style-name="T14">fl</text:span><text:span text:style-name="T12">ict unless or until they have supporting evidence</text:span></text:p>
            <text:p text:style-name="P8"/>
            <text:p text:style-name="P8"><text:span text:style-name="T1">Communication style: </text:span><text:span text:style-name="T12">Writing</text:span></text:p>
            <text:p text:style-name="P8"/>
            <text:p text:style-name="P8"><text:span text:style-name="T1">Wants to know: </text:span><text:span text:style-name="T21">Facts, figures, and data presented in an orderly fashion with documentation and the chance to examine carefully what is being </text:span></text:p>
            <text:p text:style-name="P63">discussed.</text:p>
            <text:p text:style-name="P63"/>
            <text:p text:style-name="P33">Motivator/Motivation: </text:p>
            <text:p text:style-name="P64">Standard operating procedures</text:p>
            <text:p text:style-name="P64"/>
            <text:p text:style-name="P45"><text:span text:style-name="T1">Value to the organization: </text:span><text:span text:style-name="T12">Quality and standards. </text:span></text:p>
            <text:p text:style-name="P51">Technical competence. </text:p>
          </table:table-cell>
        </table:table-row>
        <table:table-row table:style-name="Table3.2">
          <table:table-cell table:style-name="Table3.A2" office:value-type="string">
            <text:list xml:id="list1538048467559805390" text:style-name="L5">
              <text:list-header>
                <text:p text:style-name="P70">In general, they may </text:p>
              </text:list-header>
              <text:list-item>
                <text:p text:style-name="P62">Be very systematic and highly logical </text:p>
              </text:list-item>
              <text:list-item>
                <text:p text:style-name="P62">Be careful and compliant; something of a perfectionist </text:p>
              </text:list-item>
              <text:list-item>
                <text:p text:style-name="P62">Be disciplined with time </text:p>
              </text:list-item>
              <text:list-item>
                <text:p text:style-name="P62">Become too immersed in detail </text:p>
              </text:list-item>
              <text:list-item>
                <text:p text:style-name="P62">Be unwilling to act without precedent and so appear indecisive </text:p>
              </text:list-item>
              <text:list-item>
                <text:p text:style-name="P62">Get defensive when threatened and may yield position to avoid controversy </text:p>
              </text:list-item>
              <text:list-item>
                <text:p text:style-name="P62">Not share personal feelings </text:p>
              </text:list-item>
              <text:list-item>
                <text:p text:style-name="P62">Be very well be prepared for your visit </text:p>
              </text:list-item>
              <text:list-item>
                <text:p text:style-name="P62">Be on time, and will probably have read any material that you have sent beforehand </text:p>
              </text:list-item>
              <text:list-item>
                <text:p text:style-name="P62">Give a nervous laugh or cough to gain thinking time</text:p>
              </text:list-item>
            </text:list>
            <text:p text:style-name="P32">Accurate,<text:span text:style-name="T22">organized</text:span>,<text:span text:style-name="T22">deliberate,cautious,persistent,serious,conscientious</text:span></text:p>
          </table:table-cell>
          <table:table-cell table:style-name="Table3.B2" office:value-type="string">
            <text:p text:style-name="P11">Do Not like:</text:p>
            <text:p text:style-name="P19">1. <text:s/>Are disorganized and casual</text:p>
            <text:p text:style-name="P19">2. Are late</text:p>
            <text:p text:style-name="P19">3. Provide personal incentives</text:p>
            <text:p text:style-name="P19">4. Push or gently persuade</text:p>
            <text:p text:style-name="P19">5. Use testimonials or opinions</text:p>
            <text:p text:style-name="P19">6. Are flippant or use methods that try to increase the appeal</text:p>
            <text:p text:style-name="P13"/>
            <text:p text:style-name="P13"/>
            <text:p text:style-name="P57"/>
            <text:p text:style-name="P18"/>
            <text:p text:style-name="P18"/>
          </table:table-cell>
        </table:table-row>
        <table:table-row table:style-name="Table3.3">
          <table:table-cell table:style-name="Table3.A2" office:value-type="string">
            <text:list xml:id="list85651303982946" text:continue-numbering="true" text:style-name="L5">
              <text:list-header>
                <text:p text:style-name="P73">Stress-Response: [work under pressure]</text:p>
              </text:list-header>
            </text:list>
            <text:p text:style-name="P56">1. <text:span text:style-name="T24">Increase resistance and shift inti passive-aggressive behavior</text:span></text:p>
            <text:p text:style-name="P59">2. Overpower others with facts and logic</text:p>
            <text:p text:style-name="P59">3. Become defensive</text:p>
            <text:p text:style-name="P59">4. Withhold information</text:p>
            <text:p text:style-name="P59">5. Respond with “what if?” questions and “prove it” statements</text:p>
            <text:p text:style-name="P59">6. Judge their opponent and situation in distinct factual terms.</text:p>
          </table:table-cell>
          <table:table-cell table:style-name="Table3.B2" office:value-type="string">
            <text:p text:style-name="P40">Handle These People:</text:p>
            <text:p text:style-name="P59">1. Avoid forcing <text:s/>or pushing for a resolution</text:p>
            <text:p text:style-name="P59">2. Avoid debate and blaming</text:p>
            <text:p text:style-name="P59">3. Ask for their analysis of the situation and for their input to prevent future conflict from occurring</text:p>
            <text:p text:style-name="P59">4. Take notes</text:p>
          </table:table-cell>
        </table:table-row>
      </table:table>
      <text:p text:style-name="Text_20_body"><text:soft-page-break/></text:p>
      <text:p text:style-name="Text_20_body">Ra<text:span text:style-name="T26">pport --- Good Communication Skills, listening Skills,</text:span></text:p>
      <text:p text:style-name="P3">Sensory acuity ---Observe,accept,<text:span text:style-name="T29">Analise</text:span>,Understand [You,Others,Situation,Environment]</text:p>
      <text:p text:style-name="P3">Behavior flexibility</text:p>
      <text:p text:style-name="P3"><text:s text:c="12"/>---Identification – Recogniz<text:span text:style-name="T29">e</text:span></text:p>
      <text:p text:style-name="P3"><text:tab/>---Capability – Adopt – Adjust</text:p>
      <text:p text:style-name="P3"><text:s text:c="12"/>---Attitude- Right/Good/Appropriate</text:p>
      <text:p text:style-name="P3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5">Developing: Dominance <text:span text:style-name="T31">Style</text:span></text:p>
            <text:p text:style-name="P20">1. Seek out new challenges and projects where process and outcomes are uncertain</text:p>
            <text:p text:style-name="P20">2. Set yourself targets and play to win</text:p>
            <text:p text:style-name="P20">3. Be decisive – <text:span text:style-name="T28">make decision</text:span></text:p>
            <text:p text:style-name="P20">4. Learn to delegate effectively</text:p>
            <text:p text:style-name="P20">5. Be more assertive</text:p>
            <text:p text:style-name="P20">6. Think laterally, <text:span text:style-name="T28">Rationally</text:span></text:p>
            <text:p text:style-name="P20">7. Trust your intuition</text:p>
            <text:p text:style-name="P20">8. Take Risks</text:p>
            <text:p text:style-name="P21">9. Keep your emotions,feelings aside</text:p>
          </table:table-cell>
          <table:table-cell table:style-name="Table4.B1" office:value-type="string">
            <text:p text:style-name="P41">Developing: <text:span text:style-name="T27">Influence Style</text:span></text:p>
            <text:p text:style-name="Standard">1. <text:span text:style-name="T27">Seek interaction with people and get involved with people based problem solving</text:span></text:p>
            <text:p text:style-name="P22">2. Motivate others and be a team player</text:p>
            <text:p text:style-name="P22">3. Involve others in decision making</text:p>
            <text:p text:style-name="P22">4. Learn better communication skills.</text:p>
            <text:p text:style-name="P22">5. Learn to use body language and non-verbal skills</text:p>
            <text:p text:style-name="P22">6. Be creative</text:p>
            <text:p text:style-name="P22">7. Try out new ideas</text:p>
            <text:p text:style-name="P22">8. Be open</text:p>
            <text:p text:style-name="P23">9. Know the Social,News,Events, New things.</text:p>
          </table:table-cell>
        </table:table-row>
        <table:table-row>
          <table:table-cell table:style-name="Table4.A2" office:value-type="string">
            <text:p text:style-name="P41">Developing: <text:span text:style-name="T28">Compliance Style</text:span></text:p>
            <text:p text:style-name="Standard">1. <text:span text:style-name="T28">seek projects involving critical analysis and systems design or improvements</text:span></text:p>
            <text:p text:style-name="P23">2. Use your diplomacy skills to negotiate potential conflict.</text:p>
            <text:p text:style-name="P23">3. Analyze and <text:s/>weigh up available data when making decisions</text:p>
            <text:p text:style-name="P23">4. Lean a technical skill</text:p>
            <text:p text:style-name="P23">5. Learn to plan strategically</text:p>
            <text:p text:style-name="P23">6. Be aware of yourself and your environment.</text:p>
            <text:p text:style-name="P23">7. Stay calm</text:p>
            <text:p text:style-name="P23">8. Do not be <text:span text:style-name="T29">aggressive</text:span></text:p>
          </table:table-cell>
          <table:table-cell table:style-name="Table4.B2" office:value-type="string">
            <text:p text:style-name="P41">Developing: <text:span text:style-name="T27">Steadiness Style</text:span></text:p>
            <text:p text:style-name="Standard">1. <text:span text:style-name="T28">Seek projects that need to be well planned,prioritized and structured.</text:span></text:p>
            <text:p text:style-name="P23">2. Help others to feel comfortable</text:p>
            <text:p text:style-name="P23">3. Take care of the human environment</text:p>
            <text:p text:style-name="P23">4. Manage your time</text:p>
            <text:p text:style-name="P23">5. Learn active listening skill</text:p>
            <text:p text:style-name="P23">6. Learn a specialized skill</text:p>
            <text:p text:style-name="P23">7. Be self-organized</text:p>
            <text:p text:style-name="P23">8. Be kind</text:p>
            <text:p text:style-name="P23">9. Have some[To some extend] personal Relationships</text:p>
          </table:table-cell>
        </table:table-row>
      </table:table>
      <text:p text:style-name="P5"/>
      <text:h text:style-name="P79" text:outline-level="2"/>
      <text:h text:style-name="P79" text:outline-level="2"/>
      <text:p text:style-name="P3"/>
      <text:h text:style-name="P79" text:outline-level="2"><text:soft-page-break/>Emotional and Social Skills:</text:h>
      <text:p text:style-name="P4"/>
      <text:p text:style-name="P3">1. Begin by paying more attention to the social world around you</text:p>
      <text:p text:style-name="P3">2. <text:s/>Practice mindfulness.</text:p>
      <text:p text:style-name="P3">3. <text:s/>Study Social situations.</text:p>
      <text:p text:style-name="P3">4. <text:s/>Be more aware of your own behavior</text:p>
      <text:p text:style-name="P3">5. <text:s/>Be more aware of your emotions</text:p>
      <text:p text:style-name="P3">6. <text:s/>Explore and gain an understanding of different perspectives</text:p>
      <text:p text:style-name="P3">7. Become more adopt at flexing your <text:span text:style-name="T31">behavior</text:span></text:p>
      <text:p text:style-name="P3">8. Work on becoming a better communicator with more diverse groups</text:p>
      <text:p text:style-name="P3">9. Communicate authentically.</text:p>
      <text:p text:style-name="P3">10. Accept your limitations.</text:p>
      <text:p text:style-name="P3">11. Understand how your judgments and prejudices affect your thinking</text:p>
      <text:p text:style-name="P3">12. work on becoming a more effective listener.</text:p>
      <text:p text:style-name="P3">13. Regain a childlike wonder and curiosity about everything that you experienc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21T07:36:34.614835669</meta:creation-date>
    <dc:date>2020-01-02T08:56:49.445580118</dc:date>
    <meta:editing-duration>PT4H13M</meta:editing-duration>
    <meta:editing-cycles>14</meta:editing-cycles>
    <meta:generator>LibreOffice/4.2.8.2$Linux_X86_64 LibreOffice_project/420m0$Build-2</meta:generator>
    <meta:document-statistic meta:table-count="5" meta:image-count="0" meta:object-count="0" meta:page-count="6" meta:paragraph-count="256" meta:word-count="1746" meta:character-count="10914" meta:non-whitespace-character-count="9323"/>
  </office:meta>
</office:document-meta>
</file>